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88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1.505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1.139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1.487cm"/>
    </style:style>
    <style:style style:name="co14" style:family="table-column">
      <style:table-column-properties fo:break-before="auto" style:column-width="2.03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0">
      <style:table-cell-properties fo:background-color="#ff420e"/>
    </style:style>
    <style:style style:name="ce7" style:family="table-cell" style:parent-style-name="Default" style:data-style-name="N0">
      <style:table-cell-properties fo:background-color="#00ff00"/>
    </style:style>
    <style:style style:name="ce8" style:family="table-cell" style:parent-style-name="Default" style:data-style-name="N0">
      <style:table-cell-properties fo:background-color="#00ff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0">
      <style:table-cell-properties fo:background-color="transparent"/>
      <style:text-properties style:use-window-font-color="true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2" table:number-columns-repeated="995" table:default-cell-style-name="ce2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1" office:value-type="string" calcext:value-type="string">
            <text:p>flect_M</text:p>
          </table:table-cell>
          <table:table-cell table:style-name="ce11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0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2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_w_000002</text:p>
          </table:table-cell>
          <table:table-cell office:value-type="string" calcext:value-type="string">
            <text:p>quei</text:p>
          </table:table-cell>
          <table:table-cell table:style-name="ce3" office:value-type="string" calcext:value-type="string">
            <text:p>coi2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12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003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0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05</text:p>
          </table:table-cell>
          <table:table-cell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06</text:p>
          </table:table-cell>
          <table:table-cell office:value-type="string" calcext:value-type="string">
            <text:p>plusur</text:p>
          </table:table-cell>
          <table:table-cell table:style-name="ce3" office:value-type="string" calcext:value-type="string">
            <text:p>pluso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07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0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1</text:p>
          </table:table-cell>
          <table:table-cell office:value-type="string" calcext:value-type="string">
            <text:p>empli</text:p>
          </table:table-cell>
          <table:table-cell office:value-type="string" calcext:value-type="string">
            <text:p>a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2</text:p>
          </table:table-cell>
          <table:table-cell office:value-type="string" calcext:value-type="string">
            <text:p>ptize</text:p>
          </table:table-cell>
          <table:table-cell table:style-name="ce3"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3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5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6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7</text:p>
          </table:table-cell>
          <table:table-cell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8</text:p>
          </table:table-cell>
          <table:table-cell office:value-type="string" calcext:value-type="string">
            <text:p>mea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19</text:p>
          </table:table-cell>
          <table:table-cell office:value-type="string" calcext:value-type="string">
            <text:p>filh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20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22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23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12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office:value-type="string" calcext:value-type="string">
            <text:p>M_w_000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2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26</text:p>
          </table:table-cell>
          <table:table-cell office:value-type="string" calcext:value-type="string">
            <text:p>doins</text:p>
          </table:table-cell>
          <table:table-cell table:style-name="ce5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2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29</text:p>
          </table:table-cell>
          <table:table-cell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0</text:p>
          </table:table-cell>
          <table:table-cell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2</text:p>
          </table:table-cell>
          <table:table-cell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3</text:p>
          </table:table-cell>
          <table:table-cell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5</text:p>
          </table:table-cell>
          <table:table-cell office:value-type="string" calcext:value-type="string">
            <text:p>pavie</text:p>
          </table:table-cell>
          <table:table-cell table:style-name="Default"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7</text:p>
          </table:table-cell>
          <table:table-cell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39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040</text:p>
          </table:table-cell>
          <table:table-cell office:value-type="string" calcext:value-type="string">
            <text:p>lumba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041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043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4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1">
          <table:table-cell office:value-type="string" calcext:value-type="string">
            <text:p>M_w_00004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4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47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48</text:p>
          </table:table-cell>
          <table:table-cell office:value-type="string" calcext:value-type="string">
            <text:p>plie</text:p>
          </table:table-cell>
          <table:table-cell table:style-name="ce5"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50</text:p>
          </table:table-cell>
          <table:table-cell office:value-type="string" calcext:value-type="string">
            <text:p>piez</text:p>
          </table:table-cell>
          <table:table-cell table:style-name="ce5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5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52</text:p>
          </table:table-cell>
          <table:table-cell office:value-type="string" calcext:value-type="string">
            <text:p>be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053</text:p>
          </table:table-cell>
          <table:table-cell table:style-name="ce3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office:value-type="string" calcext:value-type="string">
            <text:p>M_w_000054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55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05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5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0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59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0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61</text:p>
          </table:table-cell>
          <table:table-cell table:style-name="ce3" office:value-type="string" calcext:value-type="string">
            <text:p>rufs</text:p>
          </table:table-cell>
          <table:table-cell table:style-name="ce4" office:value-type="string" calcext:value-type="string">
            <text:p>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0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6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6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office:value-type="string" calcext:value-type="string">
            <text:p>M_w_000065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M_w_000066</text:p>
          </table:table-cell>
          <table:table-cell office:value-type="string" calcext:value-type="string">
            <text:p>pucele</text:p>
          </table:table-cell>
          <table:table-cell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67</text:p>
          </table:table-cell>
          <table:table-cell office:value-type="string" calcext:value-type="string">
            <text:p>cu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0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6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071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072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office:value-type="string" calcext:value-type="string">
            <text:p>M_w_000073</text:p>
          </table:table-cell>
          <table:table-cell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0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078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79</text:p>
          </table:table-cell>
          <table:table-cell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8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082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085</text:p>
          </table:table-cell>
          <table:table-cell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086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8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089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9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0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92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0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09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96</text:p>
          </table:table-cell>
          <table:table-cell office:value-type="string" calcext:value-type="string">
            <text:p>guenchie</text:p>
          </table:table-cell>
          <table:table-cell table:style-name="ce3"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098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0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01</text:p>
          </table:table-cell>
          <table:table-cell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0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M_w_0001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0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0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06</text:p>
          </table:table-cell>
          <table:table-cell office:value-type="string" calcext:value-type="string">
            <text:p>vostre</text:p>
          </table:table-cell>
          <table:table-cell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10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08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0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1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1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112</text:p>
          </table:table-cell>
          <table:table-cell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1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115</text:p>
          </table:table-cell>
          <table:table-cell office:value-type="string" calcext:value-type="string">
            <text:p>espee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16</text:p>
          </table:table-cell>
          <table:table-cell office:value-type="string" calcext:value-type="string">
            <text:p>forbie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18</text:p>
          </table:table-cell>
          <table:table-cell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1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22</text:p>
          </table:table-cell>
          <table:table-cell office:value-type="string" calcext:value-type="string">
            <text:p>baptesmerie</text:p>
          </table:table-cell>
          <table:table-cell table:style-name="ce6"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12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12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12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27</text:p>
          </table:table-cell>
          <table:table-cell office:value-type="string" calcext:value-type="string">
            <text:p>commant</text:p>
          </table:table-cell>
          <table:table-cell table:style-name="ce3"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12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30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31</text:p>
          </table:table-cell>
          <table:table-cell office:value-type="string" calcext:value-type="string">
            <text:p>nos</text:p>
          </table:table-cell>
          <table:table-cell table:style-name="ce5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32</text:p>
          </table:table-cell>
          <table:table-cell office:value-type="string" calcext:value-type="string">
            <text:p>venuns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33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_w_000134</text:p>
          </table:table-cell>
          <table:table-cell office:value-type="string" calcext:value-type="string">
            <text:p>pleins</text:p>
          </table:table-cell>
          <table:table-cell table:style-name="ce3"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35</text:p>
          </table:table-cell>
          <table:table-cell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36</text:p>
          </table:table-cell>
          <table:table-cell office:value-type="string" calcext:value-type="string">
            <text:p>lumbadie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37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office:value-type="string" calcext:value-type="string">
            <text:p>M_w_000138</text:p>
          </table:table-cell>
          <table:table-cell office:value-type="string" calcext:value-type="string">
            <text:p>noces</text:p>
          </table:table-cell>
          <table:table-cell table:style-name="ce3"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139</text:p>
          </table:table-cell>
          <table:table-cell office:value-type="string" calcext:value-type="string">
            <text:p>serrunt</text:p>
          </table:table-cell>
          <table:table-cell table:style-name="ce5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40</text:p>
          </table:table-cell>
          <table:table-cell office:value-type="string" calcext:value-type="string">
            <text:p>aprez</text:p>
          </table:table-cell>
          <table:table-cell table:style-name="ce5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0141</text:p>
          </table:table-cell>
          <table:table-cell table:style-name="ce3" office:value-type="string" calcext:value-type="string">
            <text:p>toz</text:p>
          </table:table-cell>
          <table:table-cell table:style-name="ce3" office:value-type="string" calcext:value-type="string">
            <text:p>tot</text:p>
          </table:table-cell>
          <table:table-cell table:style-name="ce4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43</text:p>
          </table:table-cell>
          <table:table-cell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44</text:p>
          </table:table-cell>
          <table:table-cell office:value-type="string" calcext:value-type="string">
            <text:p>averai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45</text:p>
          </table:table-cell>
          <table:table-cell office:value-type="string" calcext:value-type="string">
            <text:p>mort</text:p>
          </table:table-cell>
          <table:table-cell table:style-name="ce3"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147</text:p>
          </table:table-cell>
          <table:table-cell office:value-type="string" calcext:value-type="string">
            <text:p>emperur</text:p>
          </table:table-cell>
          <table:table-cell table:style-name="ce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49</text:p>
          </table:table-cell>
          <table:table-cell office:value-type="string" calcext:value-type="string">
            <text:p>den</text:p>
          </table:table-cell>
          <table:table-cell table:style-name="ce3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50</text:p>
          </table:table-cell>
          <table:table-cell office:value-type="string" calcext:value-type="string">
            <text:p>sun</text:p>
          </table:table-cell>
          <table:table-cell table:style-name="ce5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15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5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5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5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156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5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158</text:p>
          </table:table-cell>
          <table:table-cell office:value-type="string" calcext:value-type="string">
            <text:p>barnages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59</text:p>
          </table:table-cell>
          <table:table-cell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016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62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64</text:p>
          </table:table-cell>
          <table:table-cell office:value-type="string" calcext:value-type="string">
            <text:p>mangir</text:p>
          </table:table-cell>
          <table:table-cell table:style-name="ce3" office:value-type="string" calcext:value-type="string">
            <text:p>mang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1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66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prest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68</text:p>
          </table:table-cell>
          <table:table-cell office:value-type="string" calcext:value-type="string">
            <text:p>cunr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6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71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173</text:p>
          </table:table-cell>
          <table:table-cell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1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75</text:p>
          </table:table-cell>
          <table:table-cell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76</text:p>
          </table:table-cell>
          <table:table-cell office:value-type="string" calcext:value-type="string">
            <text:p>donez</text:p>
          </table:table-cell>
          <table:table-cell table:style-name="ce5" office:value-type="string" calcext:value-type="string">
            <text:p>don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77</text:p>
          </table:table-cell>
          <table:table-cell table:style-name="ce3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office:value-type="string" calcext:value-type="string">
            <text:p>M_w_000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4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179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4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18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8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83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8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87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8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M_w_00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9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9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19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9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M_w_0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1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19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1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00</text:p>
          </table:table-cell>
          <table:table-cell office:value-type="string" calcext:value-type="string">
            <text:p>hus</text:p>
          </table:table-cell>
          <table:table-cell table:style-name="ce3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01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02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03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04</text:p>
          </table:table-cell>
          <table:table-cell office:value-type="string" calcext:value-type="string">
            <text:p>dema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20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2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07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09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10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office:value-type="string" calcext:value-type="string">
            <text:p>M_w_00021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212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13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2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16</text:p>
          </table:table-cell>
          <table:table-cell office:value-type="string" calcext:value-type="string">
            <text:p>ses</text:p>
          </table:table-cell>
          <table:table-cell table:style-name="ce5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217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18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1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office:value-type="string" calcext:value-type="string">
            <text:p>M_w_00022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21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23</text:p>
          </table:table-cell>
          <table:table-cell office:value-type="string" calcext:value-type="string">
            <text:p>sanie</text:p>
          </table:table-cell>
          <table:table-cell table:style-name="ce3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24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2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22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office:value-type="string" calcext:value-type="string">
            <text:p>M_w_00022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2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23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231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32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/>
          <table:table-cell office:value-type="string" calcext:value-type="string">
            <text:p>s|m|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233</text:p>
          </table:table-cell>
          <table:table-cell table:style-name="ce3" office:value-type="string" calcext:value-type="string">
            <text:p>seignrus</text:p>
          </table:table-cell>
          <table:table-cell table:style-name="Default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4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office:value-type="string" calcext:value-type="string">
            <text:p>M_w_0002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2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37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23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39</text:p>
          </table:table-cell>
          <table:table-cell table:style-name="ce3" office:value-type="string" calcext:value-type="string">
            <text:p>atendez</text:p>
          </table:table-cell>
          <table:table-cell table:style-name="ce3"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40</text:p>
          </table:table-cell>
          <table:table-cell table:style-name="ce3" office:value-type="string" calcext:value-type="string">
            <text:p>conseilliez</text:p>
          </table:table-cell>
          <table:table-cell table:style-name="ce3" office:value-type="string" calcext:value-type="string">
            <text:p>conseill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office:value-type="string" calcext:value-type="string">
            <text:p>M_w_00024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4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43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45</text:p>
          </table:table-cell>
          <table:table-cell office:value-type="string" calcext:value-type="string">
            <text:p>devez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46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office:value-type="string" calcext:value-type="string">
            <text:p>M_w_00024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4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M_w_000250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25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5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5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5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57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2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61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62</text:p>
          </table:table-cell>
          <table:table-cell office:value-type="string" calcext:value-type="string">
            <text:p>mes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63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64</text:p>
          </table:table-cell>
          <table:table-cell office:value-type="string" calcext:value-type="string">
            <text:p>aer</text:p>
          </table:table-cell>
          <table:table-cell table:style-name="ce7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6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67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6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69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office:value-type="string" calcext:value-type="string">
            <text:p>M_w_000270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71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7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273</text:p>
          </table:table-cell>
          <table:table-cell office:value-type="string" calcext:value-type="string">
            <text:p>cristientez</text:p>
          </table:table-cell>
          <table:table-cell table:style-name="ce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74</text:p>
          </table:table-cell>
          <table:table-cell table:style-name="ce3" office:value-type="string" calcext:value-type="string">
            <text:p>i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75</text:p>
          </table:table-cell>
          <table:table-cell office:value-type="string" calcext:value-type="string">
            <text:p>nos</text:p>
          </table:table-cell>
          <table:table-cell table:style-name="ce5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7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027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278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79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é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280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281</text:p>
          </table:table-cell>
          <table:table-cell office:value-type="string" calcext:value-type="string">
            <text:p>nus</text:p>
          </table:table-cell>
          <table:table-cell table:style-name="ce5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82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83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84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iv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85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8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8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88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90</text:p>
          </table:table-cell>
          <table:table-cell table:style-name="ce3" office:value-type="string" calcext:value-type="string">
            <text:p>mervelle</text:p>
          </table:table-cell>
          <table:table-cell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M_w_000291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2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9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95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2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29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299</text:p>
          </table:table-cell>
          <table:table-cell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0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01</text:p>
          </table:table-cell>
          <table:table-cell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02</text:p>
          </table:table-cell>
          <table:table-cell office:value-type="string" calcext:value-type="string">
            <text:p>er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0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4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_w_000304</text:p>
          </table:table-cell>
          <table:table-cell office:value-type="string" calcext:value-type="string">
            <text:p>termes</text:p>
          </table:table-cell>
          <table:table-cell table:style-name="ce3" office:value-type="string" calcext:value-type="string">
            <text:p>terme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4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_w_000305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4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_w_00030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07</text:p>
          </table:table-cell>
          <table:table-cell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30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11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12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4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14</text:p>
          </table:table-cell>
          <table:table-cell office:value-type="string" calcext:value-type="string">
            <text:p>loe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317</text:p>
          </table:table-cell>
          <table:table-cell table:number-columns-repeated="2"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19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21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22</text:p>
          </table:table-cell>
          <table:table-cell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2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2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26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32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28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29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3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office:value-type="string" calcext:value-type="string">
            <text:p>M_w_0003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3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3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3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36</text:p>
          </table:table-cell>
          <table:table-cell office:value-type="string" calcext:value-type="string">
            <text:p>commo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33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3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3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40</text:p>
          </table:table-cell>
          <table:table-cell table:number-columns-repeated="2"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4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42</text:p>
          </table:table-cell>
          <table:table-cell office:value-type="string" calcext:value-type="string">
            <text:p>bri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43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44</text:p>
          </table:table-cell>
          <table:table-cell office:value-type="string" calcext:value-type="string">
            <text:p>sun</text:p>
          </table:table-cell>
          <table:table-cell table:style-name="ce5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345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346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48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51</text:p>
          </table:table-cell>
          <table:table-cell table:style-name="ce3" office:value-type="string" calcext:value-type="string">
            <text:p>remainent</text:p>
          </table:table-cell>
          <table:table-cell table:style-name="ce3" office:value-type="string" calcext:value-type="string">
            <text:p>remanoir</text:p>
          </table:table-cell>
          <table:table-cell table:style-name="ce3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office:value-type="string" calcext:value-type="string">
            <text:p>M_w_000352</text:p>
          </table:table-cell>
          <table:table-cell office:value-type="string" calcext:value-type="string">
            <text:p>neis</text:p>
          </table:table-cell>
          <table:table-cell table:style-name="ce3"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35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5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35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358</text:p>
          </table:table-cell>
          <table:table-cell table:style-name="ce3" office:value-type="string" calcext:value-type="string">
            <text:p>pie</text:p>
          </table:table-cell>
          <table:table-cell table:style-name="ce5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60</text:p>
          </table:table-cell>
          <table:table-cell office:value-type="string" calcext:value-type="string">
            <text:p>archir</text:p>
          </table:table-cell>
          <table:table-cell table:style-name="ce3" office:value-type="string" calcext:value-type="string">
            <text:p>arch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62</text:p>
          </table:table-cell>
          <table:table-cell office:value-type="string" calcext:value-type="string">
            <text:p>arblastiers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6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364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66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7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71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372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7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3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75</text:p>
          </table:table-cell>
          <table:table-cell office:value-type="string" calcext:value-type="string">
            <text:p>denise</text:p>
          </table:table-cell>
          <table:table-cell table:style-name="Default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76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377</text:p>
          </table:table-cell>
          <table:table-cell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378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79</text:p>
          </table:table-cell>
          <table:table-cell office:value-type="string" calcext:value-type="string">
            <text:p>Ore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8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81</text:p>
          </table:table-cell>
          <table:table-cell office:value-type="string" calcext:value-type="string">
            <text:p>deceb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8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84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385</text:p>
          </table:table-cell>
          <table:table-cell office:value-type="string" calcext:value-type="string">
            <text:p>genvi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86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3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88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390</text:p>
          </table:table-cell>
          <table:table-cell office:value-type="string" calcext:value-type="string">
            <text:p>vi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92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93</text:p>
          </table:table-cell>
          <table:table-cell office:value-type="string" calcext:value-type="string">
            <text:p>li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39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395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96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39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39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39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4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01</text:p>
          </table:table-cell>
          <table:table-cell office:value-type="string" calcext:value-type="string">
            <text:p>dun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402</text:p>
          </table:table-cell>
          <table:table-cell table:number-columns-repeated="2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403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4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05</text:p>
          </table:table-cell>
          <table:table-cell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07</text:p>
          </table:table-cell>
          <table:table-cell office:value-type="string" calcext:value-type="string">
            <text:p>anseis</text:p>
          </table:table-cell>
          <table:table-cell table:style-name="Default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08</text:p>
          </table:table-cell>
          <table:table-cell office:value-type="string" calcext:value-type="string">
            <text:p>girond</text:p>
          </table:table-cell>
          <table:table-cell table:style-name="Default" office:value-type="string" calcext:value-type="string">
            <text:p>giro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10</text:p>
          </table:table-cell>
          <table:table-cell office:value-type="string" calcext:value-type="string">
            <text:p>engelers</text:p>
          </table:table-cell>
          <table:table-cell table:style-name="Default"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11</text:p>
          </table:table-cell>
          <table:table-cell office:value-type="string" calcext:value-type="string">
            <text:p>estut</text:p>
          </table:table-cell>
          <table:table-cell table:style-name="Default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4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13</text:p>
          </table:table-cell>
          <table:table-cell office:value-type="string" calcext:value-type="string">
            <text:p>lengres</text:p>
          </table:table-cell>
          <table:table-cell table:style-name="Default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15</text:p>
          </table:table-cell>
          <table:table-cell office:value-type="string" calcext:value-type="string">
            <text:p>turpin</text:p>
          </table:table-cell>
          <table:table-cell table:style-name="Default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17</text:p>
          </table:table-cell>
          <table:table-cell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19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2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24</text:p>
          </table:table-cell>
          <table:table-cell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25</text:p>
          </table:table-cell>
          <table:table-cell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26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42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428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29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430</text:p>
          </table:table-cell>
          <table:table-cell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431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432</text:p>
          </table:table-cell>
          <table:table-cell office:value-type="string" calcext:value-type="string">
            <text:p>chiés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34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435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36</text:p>
          </table:table-cell>
          <table:table-cell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38</text:p>
          </table:table-cell>
          <table:table-cell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40</text:p>
          </table:table-cell>
          <table:table-cell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4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42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43</text:p>
          </table:table-cell>
          <table:table-cell office:value-type="string" calcext:value-type="string">
            <text:p>cu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44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445</text:p>
          </table:table-cell>
          <table:table-cell office:value-type="string" calcext:value-type="string">
            <text:p>ageuins</text:p>
          </table:table-cell>
          <table:table-cell table:style-name="Default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46</text:p>
          </table:table-cell>
          <table:table-cell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48</text:p>
          </table:table-cell>
          <table:table-cell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50</text:p>
          </table:table-cell>
          <table:table-cell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52</text:p>
          </table:table-cell>
          <table:table-cell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54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56</text:p>
          </table:table-cell>
          <table:table-cell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57</text:p>
          </table:table-cell>
          <table:table-cell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59</text:p>
          </table:table-cell>
          <table:table-cell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61</text:p>
          </table:table-cell>
          <table:table-cell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6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63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64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65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66</text:p>
          </table:table-cell>
          <table:table-cell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p|m|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467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468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469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70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7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472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74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75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4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77</text:p>
          </table:table-cell>
          <table:table-cell table:style-name="ce4" office:value-type="string" calcext:value-type="string">
            <text:p>anfans</text:p>
          </table:table-cell>
          <table:table-cell table:style-name="ce4" office:value-type="string" calcext:value-type="string">
            <text:p>enf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478</text:p>
          </table:table-cell>
          <table:table-cell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7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8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8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48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8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485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86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8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8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8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490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4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9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493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495</text:p>
          </table:table-cell>
          <table:table-cell office:value-type="string" calcext:value-type="string">
            <text:p>suz</text:p>
          </table:table-cell>
          <table:table-cell table:style-name="ce3" office:value-type="string" calcext:value-type="string">
            <text:p>soz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496</text:p>
          </table:table-cell>
          <table:table-cell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97</text:p>
          </table:table-cell>
          <table:table-cell office:value-type="string" calcext:value-type="string">
            <text:p>martre</text:p>
          </table:table-cell>
          <table:table-cell table:style-name="Default" office:value-type="string" calcext:value-type="string">
            <text:p>m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49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499</text:p>
          </table:table-cell>
          <table:table-cell office:value-type="string" calcext:value-type="string">
            <text:p>au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0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501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03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04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0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office:value-type="string" calcext:value-type="string">
            <text:p>M_w_000506</text:p>
          </table:table-cell>
          <table:table-cell table:number-columns-repeated="2" office:value-type="string" calcext:value-type="string">
            <text:p>avril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0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509</text:p>
          </table:table-cell>
          <table:table-cell office:value-type="string" calcext:value-type="string">
            <text:p>aub</text:p>
          </table:table-cell>
          <table:table-cell table:style-name="ce3" office:value-type="string" calcext:value-type="string">
            <text:p>aube3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51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11</text:p>
          </table:table-cell>
          <table:table-cell office:value-type="string" calcext:value-type="string">
            <text:p>esclar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12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16</text:p>
          </table:table-cell>
          <table:table-cell office:value-type="string" calcext:value-type="string">
            <text:p>sa</text:p>
          </table:table-cell>
          <table:table-cell table:style-name="ce5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51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19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20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522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2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524</text:p>
          </table:table-cell>
          <table:table-cell office:value-type="string" calcext:value-type="string">
            <text:p>sendenise</text:p>
          </table:table-cell>
          <table:table-cell table:style-name="Default" office:value-type="string" calcext:value-type="string">
            <text:p>saint den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26</text:p>
          </table:table-cell>
          <table:table-cell office:value-type="string" calcext:value-type="string">
            <text:p>congi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27</text:p>
          </table:table-cell>
          <table:table-cell table:style-name="ce3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2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5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3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31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32</text:p>
          </table:table-cell>
          <table:table-cell office:value-type="string" calcext:value-type="string">
            <text:p>acui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33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34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cel|cest</text:p>
          </table:table-cell>
          <table:table-cell table:style-name="ce3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535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537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3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39</text:p>
          </table:table-cell>
          <table:table-cell table:style-name="ce3" office:value-type="string" calcext:value-type="string">
            <text:p>sonent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M_w_00054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05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43</text:p>
          </table:table-cell>
          <table:table-cell office:value-type="string" calcext:value-type="string">
            <text:p>unques</text:p>
          </table:table-cell>
          <table:table-cell table:style-name="ce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5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46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47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54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5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5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54</text:p>
          </table:table-cell>
          <table:table-cell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55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557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558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59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60</text:p>
          </table:table-cell>
          <table:table-cell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61</text:p>
          </table:table-cell>
          <table:table-cell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6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64</text:p>
          </table:table-cell>
          <table:table-cell office:value-type="string" calcext:value-type="string">
            <text:p>reire</text:p>
          </table:table-cell>
          <table:table-cell table:style-name="ce3" office:value-type="string" calcext:value-type="string">
            <text:p>rier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5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66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6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6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6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70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71</text:p>
          </table:table-cell>
          <table:table-cell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72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7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75</text:p>
          </table:table-cell>
          <table:table-cell table:style-name="ce3"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76</text:p>
          </table:table-cell>
          <table:table-cell office:value-type="string" calcext:value-type="string">
            <text:p>lei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77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57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79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80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81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82</text:p>
          </table:table-cell>
          <table:table-cell office:value-type="string" calcext:value-type="string">
            <text:p>hu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583</text:p>
          </table:table-cell>
          <table:table-cell office:value-type="string" calcext:value-type="string">
            <text:p>mul</text:p>
          </table:table-cell>
          <table:table-cell table:style-name="ce3"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85</text:p>
          </table:table-cell>
          <table:table-cell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8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588</text:p>
          </table:table-cell>
          <table:table-cell table:number-columns-repeated="2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589</text:p>
          </table:table-cell>
          <table:table-cell table:style-name="ce3"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591</text:p>
          </table:table-cell>
          <table:table-cell office:value-type="string" calcext:value-type="string">
            <text:p>ambluer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592</text:p>
          </table:table-cell>
          <table:table-cell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59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9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95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5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59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598</text:p>
          </table:table-cell>
          <table:table-cell office:value-type="string" calcext:value-type="string">
            <text:p>nef</text:p>
          </table:table-cell>
          <table:table-cell table:style-name="ce3"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00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601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602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03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0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606</text:p>
          </table:table-cell>
          <table:table-cell office:value-type="string" calcext:value-type="string">
            <text:p>sa</text:p>
          </table:table-cell>
          <table:table-cell table:style-name="ce5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607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08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09</text:p>
          </table:table-cell>
          <table:table-cell table:number-columns-repeated="2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10</text:p>
          </table:table-cell>
          <table:table-cell office:value-type="string" calcext:value-type="string">
            <text:p>ju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611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13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61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15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616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18</text:p>
          </table:table-cell>
          <table:table-cell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20</text:p>
          </table:table-cell>
          <table:table-cell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21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22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23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24</text:p>
          </table:table-cell>
          <table:table-cell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6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26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627</text:p>
          </table:table-cell>
          <table:table-cell office:value-type="string" calcext:value-type="string">
            <text:p>compaignie</text:p>
          </table:table-cell>
          <table:table-cell table:style-name="ce3"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0628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29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30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632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634</text:p>
          </table:table-cell>
          <table:table-cell office:value-type="string" calcext:value-type="string">
            <text:p>iv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3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3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38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3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640</text:p>
          </table:table-cell>
          <table:table-cell table:style-name="ce3" office:value-type="string" calcext:value-type="string">
            <text:p>navi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41</text:p>
          </table:table-cell>
          <table:table-cell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64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43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_w_00064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0645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4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47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648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4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number-columns-repeated="5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M_w_00065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52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w_000653</text:p>
          </table:table-cell>
          <table:table-cell office:value-type="string" calcext:value-type="string">
            <text:p>hai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5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55</text:p>
          </table:table-cell>
          <table:table-cell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656</text:p>
          </table:table-cell>
          <table:table-cell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57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5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59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660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6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662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6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64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65</text:p>
          </table:table-cell>
          <table:table-cell office:value-type="string" calcext:value-type="string">
            <text:p>prar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667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6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69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70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71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673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75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6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7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78</text:p>
          </table:table-cell>
          <table:table-cell table:number-columns-repeated="2"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79</text:p>
          </table:table-cell>
          <table:table-cell office:value-type="string" calcext:value-type="string">
            <text:p>ui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680</text:p>
          </table:table-cell>
          <table:table-cell office:value-type="string" calcext:value-type="string">
            <text:p>ju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8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6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84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85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686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87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688</text:p>
          </table:table-cell>
          <table:table-cell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90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repos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92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693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94</text:p>
          </table:table-cell>
          <table:table-cell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96</text:p>
          </table:table-cell>
          <table:table-cell table:number-columns-repeated="2" office:value-type="string" calcext:value-type="string">
            <text:p>meci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698</text:p>
          </table:table-cell>
          <table:table-cell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699</text:p>
          </table:table-cell>
          <table:table-cell office:value-type="string" calcext:value-type="string">
            <text:p>pepin</text:p>
          </table:table-cell>
          <table:table-cell table:style-name="Default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0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03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04</text:p>
          </table:table-cell>
          <table:table-cell office:value-type="string" calcext:value-type="string">
            <text:p>o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706</text:p>
          </table:table-cell>
          <table:table-cell office:value-type="string" calcext:value-type="string">
            <text:p>dementier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70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7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1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1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12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13</text:p>
          </table:table-cell>
          <table:table-cell office:value-type="string" calcext:value-type="string">
            <text:p>unt</text:p>
          </table:table-cell>
          <table:table-cell table:style-name="ce3" office:value-type="string" calcext:value-type="string">
            <text:p>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5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M_w_000714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15</text:p>
          </table:table-cell>
          <table:table-cell office:value-type="string" calcext:value-type="string">
            <text:p>dev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16</text:p>
          </table:table-cell>
          <table:table-cell office:value-type="string" calcext:value-type="string">
            <text:p>utre</text:p>
          </table:table-cell>
          <table:table-cell office:value-type="string" calcext:value-type="string">
            <text:p>outre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71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18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2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2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72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7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7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2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2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29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3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32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33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3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735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3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38</text:p>
          </table:table-cell>
          <table:table-cell office:value-type="string" calcext:value-type="string">
            <text:p>confi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40</text:p>
          </table:table-cell>
          <table:table-cell office:value-type="string" calcext:value-type="string">
            <text:p>soder</text:p>
          </table:table-cell>
          <table:table-cell office:value-type="string" calcext:value-type="string">
            <text:p>soud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4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74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7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44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745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M_w_000746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0747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748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749</text:p>
          </table:table-cell>
          <table:table-cell office:value-type="string" calcext:value-type="string">
            <text:p>um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75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table:style-name="ce3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751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5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7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5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55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56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57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58</text:p>
          </table:table-cell>
          <table:table-cell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60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61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6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76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64</text:p>
          </table:table-cell>
          <table:table-cell office:value-type="string" calcext:value-type="string">
            <text:p>curu</text:p>
          </table:table-cell>
          <table:table-cell table:style-name="ce5" office:value-type="string" calcext:value-type="string">
            <text:p>c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65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66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_w_00076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076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69</text:p>
          </table:table-cell>
          <table:table-cell office:value-type="string" calcext:value-type="string">
            <text:p>seu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71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7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773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774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7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76</text:p>
          </table:table-cell>
          <table:table-cell office:value-type="string" calcext:value-type="string">
            <text:p>meis</text:p>
          </table:table-cell>
          <table:table-cell table:style-name="ce5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777</text:p>
          </table:table-cell>
          <table:table-cell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80</text:p>
          </table:table-cell>
          <table:table-cell office:value-type="string" calcext:value-type="string">
            <text:p>daneis</text:p>
          </table:table-cell>
          <table:table-cell table:style-name="ce8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81</text:p>
          </table:table-cell>
          <table:table-cell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78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83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84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785</text:p>
          </table:table-cell>
          <table:table-cell table:style-name="ce3"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87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7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789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790</text:p>
          </table:table-cell>
          <table:table-cell office:value-type="string" calcext:value-type="string">
            <text:p>du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91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92</text:p>
          </table:table-cell>
          <table:table-cell office:value-type="string" calcext:value-type="string">
            <text:p>es</text:p>
          </table:table-cell>
          <table:table-cell table:style-name="ce3" office:value-type="string" calcext:value-type="string">
            <text:p>en1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793</text:p>
          </table:table-cell>
          <table:table-cell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94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796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9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799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0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0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03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04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8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806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08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809</text:p>
          </table:table-cell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10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81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13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814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15</text:p>
          </table:table-cell>
          <table:table-cell table:style-name="ce3" office:value-type="string" calcext:value-type="string">
            <text:p>meis</text:p>
          </table:table-cell>
          <table:table-cell table:style-name="ce5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816</text:p>
          </table:table-cell>
          <table:table-cell office:value-type="string" calcext:value-type="string">
            <text:p>einz</text:p>
          </table:table-cell>
          <table:table-cell table:style-name="ce3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081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8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19</text:p>
          </table:table-cell>
          <table:table-cell office:value-type="string" calcext:value-type="string">
            <text:p>vi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820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21</text:p>
          </table:table-cell>
          <table:table-cell table:number-columns-repeated="2" office:value-type="string" calcext:value-type="string">
            <text:p>retorn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_w_0008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23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82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82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M_w_00082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"/>
          <table:table-cell table:style-name="ce3" table:number-columns-repeated="186"/>
          <table:table-cell table:number-columns-repeated="818"/>
        </table:table-row>
        <table:table-row table:style-name="ro1">
          <table:table-cell office:value-type="string" calcext:value-type="string">
            <text:p>M_w_00082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82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2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3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32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833</text:p>
          </table:table-cell>
          <table:table-cell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3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36</text:p>
          </table:table-cell>
          <table:table-cell office:value-type="string" calcext:value-type="string">
            <text:p>mui</text:p>
          </table:table-cell>
          <table:table-cell table:style-name="ce3" office:value-type="string" calcext:value-type="string">
            <text:p>mui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837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838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83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840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M_w_0008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</text:p>
          </table:table-cell>
          <table:table-cell office:value-type="string" calcext:value-type="string">
            <text:p>PRE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08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4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_w_0008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45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46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w_000847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_w_000848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4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_w_0008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52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53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w_000854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5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85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857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858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8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86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86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862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086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864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865</text:p>
          </table:table-cell>
          <table:table-cell table:style-name="Default" office:value-type="string" calcext:value-type="string">
            <text:p>armé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66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6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868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869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70</text:p>
          </table:table-cell>
          <table:table-cell table:style-name="Default" office:value-type="string" calcext:value-type="string">
            <text:p>ces</text:p>
          </table:table-cell>
          <table:table-cell table:style-name="Default" office:value-type="string" calcext:value-type="string">
            <text:p>cel|cest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871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87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873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87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8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76</text:p>
          </table:table-cell>
          <table:table-cell table:style-name="Default" office:value-type="string" calcext:value-type="string">
            <text:p>chanc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7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87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87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80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088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088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8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885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88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8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88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89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8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892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8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94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89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89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897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89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899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00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0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02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0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04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05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0907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0908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9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11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1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1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1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1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4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91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18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19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2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0922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2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25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2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2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092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3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31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32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3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36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3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38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39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40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941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4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44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45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46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47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4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49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5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5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53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0954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5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5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5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60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6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63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6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65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66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69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7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71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972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973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0974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75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76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7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80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8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8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0983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84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8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8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8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88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90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0991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9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09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94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0995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97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09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0999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00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100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02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03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0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05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06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07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008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09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M_w_0010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101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12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0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1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15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16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1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18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019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02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21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2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023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24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2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2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27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28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029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3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33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034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035</text:p>
          </table:table-cell>
          <table:table-cell table:style-name="Default" office:value-type="string" calcext:value-type="string">
            <text:p>deske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37</text:p>
          </table:table-cell>
          <table:table-cell table:style-name="Default" office:value-type="string" calcext:value-type="string">
            <text:p>ori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3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4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041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4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4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44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45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1046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4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48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4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50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51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5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53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55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056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5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59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 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6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62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6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64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6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0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68</text:p>
          </table:table-cell>
          <table:table-cell table:style-name="Default" office:value-type="string" calcext:value-type="string">
            <text:p>tren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6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7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71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7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7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74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75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7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_w_001077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1078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08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81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82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83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8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8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8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88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090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9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09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93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09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95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9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09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09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099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00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02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0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08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0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1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11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12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1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1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15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1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17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18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1119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1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21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2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23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24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25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27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2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29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13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131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32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34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35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3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3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38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41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43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44</text:p>
          </table:table-cell>
          <table:table-cell table:number-columns-repeated="2"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4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46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1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14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49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50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5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15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5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54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55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56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5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58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5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6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61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6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163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6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67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6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69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70</text:p>
          </table:table-cell>
          <table:table-cell table:style-name="Default" office:value-type="string" calcext:value-type="string">
            <text:p>ici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_w_00117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1172</text:p>
          </table:table-cell>
          <table:table-cell table:style-name="Default" office:value-type="string" calcext:value-type="string">
            <text:p>dui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73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74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76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77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7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7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80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1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8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83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84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1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8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8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8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89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90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19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9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93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195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19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97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98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199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0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0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02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20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M_w_001204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office:value-type="string" calcext:value-type="string">
            <text:p>M_w_00120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0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10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1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12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13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1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15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17</text:p>
          </table:table-cell>
          <table:table-cell table:style-name="Default" office:value-type="string" calcext:value-type="string">
            <text:p>con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18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19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20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22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2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23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24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2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26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27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28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30</text:p>
          </table:table-cell>
          <table:table-cell table:style-name="Default" office:value-type="string" calcext:value-type="string">
            <text:p>ça</text:p>
          </table:table-cell>
          <table:table-cell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31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23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3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34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35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3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3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39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240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24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42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4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4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46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47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12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4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50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51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52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5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54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5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56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57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58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5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61</text:p>
          </table:table-cell>
          <table:table-cell table:style-name="Default" office:value-type="string" calcext:value-type="string">
            <text:p>demande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6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63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_w_00126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12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67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26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6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70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7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M_w_001272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office:value-type="string" calcext:value-type="string">
            <text:p>M_w_00127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7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7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276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77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78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79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280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8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8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8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8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86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8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88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8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290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9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9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93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29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9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2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298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299</text:p>
          </table:table-cell>
          <table:table-cell table:style-name="Default" office:value-type="string" calcext:value-type="string">
            <text:p>ne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00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0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03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0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0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0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09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10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11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1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1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1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31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1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1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1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21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23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2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25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2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27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28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2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30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31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32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33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34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3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3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38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33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34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41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342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34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44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45</text:p>
          </table:table-cell>
          <table:table-cell table:style-name="Default" office:value-type="string" calcext:value-type="string">
            <text:p>tro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46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4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49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50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52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53</text:p>
          </table:table-cell>
          <table:table-cell table:style-name="Default" office:value-type="string" calcext:value-type="string">
            <text:p>manec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354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5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5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59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6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61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6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63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64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6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66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67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68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69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71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7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73</text:p>
          </table:table-cell>
          <table:table-cell table:style-name="Default" office:value-type="string" calcext:value-type="string">
            <text:p>en 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7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75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7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77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378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79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381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8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84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8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86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8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88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8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90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91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39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9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94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395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397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39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399</text:p>
          </table:table-cell>
          <table:table-cell table:style-name="Default" office:value-type="string" calcext:value-type="string">
            <text:p>pa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00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_w_001401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140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0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04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05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06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07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40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09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1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41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414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415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16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17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18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1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420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21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2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2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42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2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2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2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29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4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43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3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3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3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35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3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43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3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40</text:p>
          </table:table-cell>
          <table:table-cell table:style-name="Default" office:value-type="string" calcext:value-type="string">
            <text:p>irreem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4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4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4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44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4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47</text:p>
          </table:table-cell>
          <table:table-cell table:style-name="Default" office:value-type="string" calcext:value-type="string">
            <text:p>li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48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4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50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451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52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5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54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55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5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57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5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60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6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64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65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46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6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6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7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73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74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7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7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7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79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8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81</text:p>
          </table:table-cell>
          <table:table-cell table:style-name="Default" office:value-type="string" calcext:value-type="string">
            <text:p>destr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82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8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8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8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87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488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489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490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91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92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9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495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497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49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49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50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501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02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503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504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50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0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4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50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08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0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1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11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12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1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14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15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1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17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1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519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2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21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2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2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52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2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52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27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528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29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3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3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153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535</text:p>
          </table:table-cell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53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537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538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39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40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5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4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543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44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545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546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54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_w_00154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154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50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5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52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5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55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5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55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58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560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6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562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563</text:p>
          </table:table-cell>
          <table:table-cell table:number-columns-repeated="2" table:style-name="Default" office:value-type="string" calcext:value-type="string">
            <text:p>nai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6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66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6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568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69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70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571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73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7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7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76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577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57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57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8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81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584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85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8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87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8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9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91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92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9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9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9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5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598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59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0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01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02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0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04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0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606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60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609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610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611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1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13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61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15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16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1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1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21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23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624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6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2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27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628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6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30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31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3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33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34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3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36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37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63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3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40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41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42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4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645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4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4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49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5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51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652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653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55</text:p>
          </table:table-cell>
          <table:table-cell table:style-name="Default" office:value-type="string" calcext:value-type="string">
            <text:p>arc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5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5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5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5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6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M_w_001661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office:value-type="string" calcext:value-type="string">
            <text:p>M_w_00166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63</text:p>
          </table:table-cell>
          <table:table-cell table:style-name="Default" office:value-type="string" calcext:value-type="string">
            <text:p>lie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66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65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666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M_w_00166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669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70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7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72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7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67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675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76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67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78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1680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81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83</text:p>
          </table:table-cell>
          <table:table-cell table:number-columns-repeated="2"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168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8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8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87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88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89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69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69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9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93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6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695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9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6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ce9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69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699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00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M_w_00170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702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03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170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05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06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0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0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09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10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1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712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714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1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16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17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18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19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720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21</text:p>
          </table:table-cell>
          <table:table-cell table:style-name="Default" office:value-type="string" calcext:value-type="string">
            <text:p>ave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2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724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2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2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2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2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M_w_001730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office:value-type="string" calcext:value-type="string">
            <text:p>M_w_001731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3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733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3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735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7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3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3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7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40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4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74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43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745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74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747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748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49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50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5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5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54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56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58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760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62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764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17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66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767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M_w_00176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office:value-type="string" calcext:value-type="string">
            <text:p>M_w_001769</text:p>
          </table:table-cell>
          <table:table-cell table:style-name="Default" office:value-type="string" calcext:value-type="string">
            <text:p>con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70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72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7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7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75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76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77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7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77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8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81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i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8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83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85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787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8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89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9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9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9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95</text:p>
          </table:table-cell>
          <table:table-cell table:number-columns-repeated="2"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796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797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798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79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00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801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03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04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office:value-type="string" calcext:value-type="string">
            <text:p>M_w_001806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0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0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0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1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81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12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13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oï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1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1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1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1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18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19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20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2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22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23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824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2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27</text:p>
          </table:table-cell>
          <table:table-cell table:style-name="Default" office:value-type="string" calcext:value-type="string">
            <text:p>en 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2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830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31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83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33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835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37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3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39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40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4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84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43</text:p>
          </table:table-cell>
          <table:table-cell table:style-name="Default" office:value-type="string" calcext:value-type="string">
            <text:p>afichie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4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45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46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4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48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50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5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52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55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5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57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5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59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60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61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86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63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66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6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69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70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71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72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873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874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7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7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87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78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879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88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882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1883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8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886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8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88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89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M_w_00189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office:value-type="string" calcext:value-type="string">
            <text:p>M_w_001891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89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893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894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9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89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8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89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00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01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902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03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04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05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0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07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08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09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1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11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12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13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1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1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1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17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1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919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920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2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2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2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2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925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27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3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31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3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3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34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36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3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38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39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M_w_001940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office:value-type="string" calcext:value-type="string">
            <text:p>M_w_001941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4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43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4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945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946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47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49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50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52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954</text:p>
          </table:table-cell>
          <table:table-cell table:style-name="Default" office:value-type="string" calcext:value-type="string">
            <text:p>mustree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95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5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5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59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60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6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1962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64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65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6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68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6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70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71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7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73</text:p>
          </table:table-cell>
          <table:table-cell table:style-name="Default" office:value-type="string" calcext:value-type="string">
            <text:p>pouun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74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75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7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1977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78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79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80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82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8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8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85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86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987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988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1989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91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9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99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199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199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1996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97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19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1999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2000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01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03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06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07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08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10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20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12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2013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14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16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17</text:p>
          </table:table-cell>
          <table:table-cell table:style-name="Default" office:value-type="string" calcext:value-type="string">
            <text:p>mei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2018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1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20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M_w_002021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_w_002022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23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24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25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26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27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29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2030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_w_0020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3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3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35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37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203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39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40</text:p>
          </table:table-cell>
          <table:table-cell table:style-name="Default" office:value-type="string" calcext:value-type="string">
            <text:p>cu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204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43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44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M_w_002045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46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M_w_0020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48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49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50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2051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52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5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54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56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57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_w_002059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60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6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62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206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6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_w_0020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66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_w_0020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68</text:p>
          </table:table-cell>
          <table:table-cell table:style-name="Default" office:value-type="string" calcext:value-type="string">
            <text:p>murere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70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71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7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73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7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75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76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7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78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80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81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M_w_002082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M_w_0020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M_w_002084</text:p>
          </table:table-cell>
          <table:table-cell table:style-name="Default" office:value-type="string" calcext:value-type="string">
            <text:p>munpellier</text:p>
          </table:table-cell>
          <table:table-cell table:style-name="Default" office:value-type="string" calcext:value-type="string">
            <text:p>mu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3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5" table:number-columns-repeated="3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3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5">
          <table:sort>
            <table:sort-by table:field-number="2" table:data-type="automatic"/>
            <table:sort-by table:field-number="4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22:49:54.191487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bc</meta:initial-creator>
    <dc:creator>jbc </dc:creator>
    <meta:creation-date>2016-01-09T17:12:30Z</meta:creation-date>
    <dc:date>2016-10-03T22:51:56.404307371</dc:date>
    <meta:editing-cycles>2866</meta:editing-cycles>
    <meta:editing-duration>P11DT3H35M48S</meta:editing-duration>
    <meta:document-statistic meta:table-count="1" meta:cell-count="13788" meta:object-count="0"/>
  </office:meta>
</office:document-meta>
</file>